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846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1.596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1.9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626cm" fo:min-width="3.016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1.66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1.786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1.977cm"/>
    </style:style>
    <style:style style:name="gr10" style:family="graphic" style:parent-style-name="standard">
      <style:graphic-properties draw:textarea-horizontal-align="justify" draw:textarea-vertical-align="middle" draw:auto-grow-height="false" fo:min-height="2.893cm" fo:min-width="4.081cm"/>
    </style:style>
    <style:style style:name="gr11" style:family="graphic" style:parent-style-name="standard">
      <style:graphic-properties draw:textarea-horizontal-align="justify" draw:textarea-vertical-align="middle" draw:auto-grow-height="false" fo:min-height="2.1cm" fo:min-width="1.786cm"/>
    </style:style>
    <style:style style:name="gr12" style:family="graphic" style:parent-style-name="standard">
      <style:graphic-properties draw:textarea-horizontal-align="justify" draw:textarea-vertical-align="middle" draw:auto-grow-height="false" fo:min-height="2.1cm" fo:min-width="1.914cm"/>
    </style:style>
    <style:style style:name="gr13" style:family="graphic" style:parent-style-name="standard">
      <style:graphic-properties draw:textarea-horizontal-align="justify" draw:textarea-vertical-align="middle" draw:auto-grow-height="false" fo:min-height="0.809cm" fo:min-width="1.382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0.692cm" fo:min-width="1.852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809cm" fo:min-width="1.148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692cm" fo:min-width="1.148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692cm" fo:min-width="1.971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1.045cm" fo:min-width="1.382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.575cm" fo:min-width="1.265cm" fo:wrap-option="no-wrap"/>
    </style:style>
    <style:style style:name="gr20" style:family="graphic" style:parent-style-name="standard">
      <style:graphic-properties draw:textarea-horizontal-align="justify" draw:textarea-vertical-align="middle" draw:auto-grow-height="false" fo:min-height="0.926cm" fo:min-width="0.912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1.398cm" fo:min-width="2.20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3.302cm" svg:x="2.524cm" svg:y="2.143cm">
          <text:p text:style-name="P1">ПЛАН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064cm" svg:height="4.191cm" svg:x="2.651cm" svg:y="6.969cm">
          <text:p text:style-name="P1">Теория </text:p>
          <text:p text:style-name="P1">Зарядовой</text:p>
          <text:p text:style-name="P1">модели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4.191cm" svg:height="4.445cm" svg:x="8.747cm" svg:y="6.842cm">
          <text:p text:style-name="P1">Объяснение</text:p>
          <text:p text:style-name="P1">Модели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4.826cm" svg:height="4.572cm" svg:x="13.7cm" svg:y="6.842cm">
          <text:p text:style-name="P1">Проблематика</text:p>
          <text:p text:style-name="P1">Неполноты</text:p>
          <text:p text:style-name="P1">уравнений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4.683cm" svg:y1="5.445cm" svg:x2="4.683cm" svg:y2="6.969cm" draw:start-shape="id1" draw:end-shape="id2" draw:end-glue-point="4" svg:d="M4683 5445v1524" svg:viewBox="0 0 1 1525">
          <text:p/>
        </draw:connector>
        <draw:connector draw:style-name="gr5" draw:text-style-name="P2" draw:layer="layout" draw:type="line" svg:x1="6.715cm" svg:y1="9.065cm" svg:x2="8.747cm" svg:y2="9.064cm" draw:start-shape="id2" draw:start-glue-point="7" draw:end-shape="id3" svg:d="M6715 9065l2032-1" svg:viewBox="0 0 2033 2">
          <text:p/>
        </draw:connector>
        <draw:connector draw:style-name="gr5" draw:text-style-name="P2" draw:layer="layout" draw:type="line" svg:x1="12.938cm" svg:y1="9.064cm" svg:x2="13.7cm" svg:y2="9.128cm" draw:start-shape="id3" draw:start-glue-point="1" draw:end-shape="id4" svg:d="M12938 9064l762 64" svg:viewBox="0 0 763 65">
          <text:p/>
        </draw:connector>
        <draw:custom-shape draw:style-name="gr6" draw:text-style-name="P1" xml:id="id5" draw:id="id5" draw:layer="layout" svg:width="5.588cm" svg:height="4.572cm" svg:x="13.319cm" svg:y="12.176cm">
          <text:p text:style-name="P1">Показать</text:p>
          <text:p text:style-name="P1">Слайды</text:p>
          <text:p text:style-name="P1">С бабочкой</text:p>
          <text:p text:style-name="P1">И конусом</text:p>
          <text:p text:style-name="P1">Объяснить </text:p>
          <text:p text:style-name="P1">“цепочку”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draw:type="line" svg:x1="16.113cm" svg:y1="11.414cm" svg:x2="16.113cm" svg:y2="12.176cm" draw:start-shape="id4" draw:end-shape="id5" svg:d="M16113 11414v762" svg:viewBox="0 0 1 763">
          <text:p/>
        </draw:connector>
        <draw:custom-shape draw:style-name="gr7" draw:text-style-name="P1" xml:id="id6" draw:id="id6" draw:layer="layout" svg:width="4.318cm" svg:height="4.064cm" svg:x="8.239cm" svg:y="12.557cm">
          <text:p text:style-name="P1">Уравнения</text:p>
          <text:p text:style-name="P1">Максвелла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3.319cm" svg:y1="14.462cm" svg:x2="12.557cm" svg:y2="14.589cm" draw:start-shape="id5" draw:end-shape="id6" svg:d="M13319 14462l-762 127" svg:viewBox="0 0 763 128">
          <text:p/>
        </draw:connector>
        <draw:custom-shape draw:style-name="gr8" draw:text-style-name="P1" xml:id="id7" draw:id="id7" draw:layer="layout" svg:width="4.572cm" svg:height="4.572cm" svg:x="2.524cm" svg:y="12.303cm">
          <text:p text:style-name="P1">Примерный</text:p>
          <text:p text:style-name="P1">Ход</text:p>
          <text:p text:style-name="P1">решения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8.239cm" svg:y1="14.589cm" svg:x2="7.096cm" svg:y2="14.589cm" draw:start-shape="id6" draw:end-shape="id7" svg:d="M8239 14589h-1143" svg:viewBox="0 0 1144 1">
          <text:p/>
        </draw:connector>
        <draw:custom-shape draw:style-name="gr9" draw:text-style-name="P1" xml:id="id8" draw:id="id8" draw:layer="layout" svg:width="4.953cm" svg:height="4.572cm" svg:x="1.508cm" svg:y="18.018cm">
          <text:p text:style-name="P1">Конечные</text:p>
          <text:p text:style-name="P1">формулы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9" draw:id="id9" draw:layer="layout" svg:width="6.477cm" svg:height="4.445cm" svg:x="7.223cm" svg:y="18.018cm">
          <text:p text:style-name="P1">Сделать акцент на </text:p>
          <text:p text:style-name="P1">Универсальности</text:p>
          <text:p text:style-name="P1">Полученных</text:p>
          <text:p text:style-name="P1">Форму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6.461cm" svg:y1="20.304cm" svg:x2="7.223cm" svg:y2="20.24cm" draw:start-shape="id8" draw:end-shape="id9" svg:d="M6461 20304l762-64" svg:viewBox="0 0 763 65">
          <text:p/>
        </draw:connector>
        <draw:custom-shape draw:style-name="gr11" draw:text-style-name="P1" xml:id="id10" draw:id="id10" draw:layer="layout" svg:width="4.572cm" svg:height="4.699cm" svg:x="14.97cm" svg:y="17.891cm">
          <text:p text:style-name="P1">Объяснить</text:p>
          <text:p text:style-name="P1">Общие</text:p>
          <text:p text:style-name="P1">Принципы</text:p>
          <text:p text:style-name="P1">FDT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4.81cm" svg:y1="16.875cm" svg:x2="3.984cm" svg:y2="18.018cm" draw:start-shape="id7" draw:end-shape="id8" svg:d="M4810 16875l-826 1143" svg:viewBox="0 0 827 1144">
          <text:p/>
        </draw:connector>
        <draw:connector draw:style-name="gr5" draw:text-style-name="P2" draw:layer="layout" draw:type="line" svg:x1="13.7cm" svg:y1="20.24cm" svg:x2="14.97cm" svg:y2="20.24cm" draw:start-shape="id9" draw:end-shape="id10" svg:d="M13700 20240h1270" svg:viewBox="0 0 1271 1">
          <text:p/>
        </draw:connector>
        <draw:custom-shape draw:style-name="gr12" draw:text-style-name="P1" xml:id="id11" draw:id="id11" draw:layer="layout" svg:width="4.826cm" svg:height="4.699cm" svg:x="14.843cm" svg:y="23.606cm">
          <text:p text:style-name="P1">Предоставить</text:p>
          <text:p text:style-name="P1">Исчисленные</text:p>
          <text:p text:style-name="P1">Данные и </text:p>
          <text:p text:style-name="P1">Сравнить с</text:p>
          <text:p text:style-name="P1">C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line" svg:x1="17.256cm" svg:y1="22.59cm" svg:x2="17.256cm" svg:y2="23.606cm" draw:start-shape="id10" draw:end-shape="id11" draw:end-glue-point="0" svg:d="M17256 22590v1016" svg:viewBox="0 0 1 1017">
          <text:p/>
        </draw:connector>
        <draw:custom-shape draw:style-name="gr13" draw:text-style-name="P1" draw:layer="layout" svg:width="2.032cm" svg:height="1.143cm" svg:x="7.096cm" svg:y="5.826cm">
          <text:p text:style-name="P1">1</text:p>
          <draw:enhanced-geometry svg:viewBox="0 0 21600 21600" draw:text-areas="800 800 20800 20800" draw:type="round-rectangular-callout" draw:modifiers="-10582.1938022627 46126.57342657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2.54cm" svg:height="1.016cm" svg:x="11.287cm" svg:y="4.302cm">
          <text:p text:style-name="P1">1</text:p>
          <draw:enhanced-geometry svg:viewBox="0 0 21600 21600" draw:text-areas="800 800 20800 20800" draw:type="round-rectangular-callout" draw:modifiers="-986.068476977568 56920.3539823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1.778cm" svg:height="1.143cm" svg:x="17.129cm" svg:y="4.429cm">
          <text:p text:style-name="P1">2</text:p>
          <draw:enhanced-geometry svg:viewBox="0 0 21600 21600" draw:text-areas="800 800 20800 20800" draw:type="round-rectangular-callout" draw:modifiers="-5864.41821247892 50299.3006993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" draw:layer="layout" svg:width="1.778cm" svg:height="1.016cm" svg:x="11.668cm" svg:y="10.906cm">
          <text:p text:style-name="P1">1</text:p>
          <draw:enhanced-geometry svg:viewBox="0 0 21600 21600" draw:text-areas="800 800 20800 20800" draw:type="round-rectangular-callout" draw:modifiers="-4079.59527824621 53522.1238938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layout" svg:width="2.667cm" svg:height="1.016cm" svg:x="6.207cm" svg:y="11.16cm">
          <text:p text:style-name="P1">1-2</text:p>
          <draw:enhanced-geometry svg:viewBox="0 0 21600 21600" draw:text-areas="800 800 20800 20800" draw:type="round-rectangular-callout" draw:modifiers="922.938530734633 49401.769911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2.032cm" svg:height="1.397cm" svg:x="5.445cm" svg:y="16.748cm">
          <text:p text:style-name="P1">1</text:p>
          <draw:enhanced-geometry svg:viewBox="0 0 21600 21600" draw:text-areas="800 800 20800 20800" draw:type="round-rectangular-callout" draw:modifiers="-3973.63502213478 34794.8497854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1.905cm" svg:height="0.889cm" svg:x="12.684cm" svg:y="16.748cm">
          <text:p text:style-name="P1">1</text:p>
          <draw:enhanced-geometry svg:viewBox="0 0 21600 21600" draw:text-areas="800 800 20800 20800" draw:type="round-rectangular-callout" draw:modifiers="-3399.79013641133 4395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524cm" svg:height="1.27cm" svg:x="18.272cm" svg:y="16.367cm">
          <text:p text:style-name="P1">1-2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" draw:layer="layout" svg:width="2.921cm" svg:height="1.778cm" svg:x="9.636cm" svg:y="23.479cm">
          <text:p text:style-name="P1">1-2</text:p>
          <draw:enhanced-geometry svg:viewBox="0 0 21600 21600" draw:text-areas="800 800 20800 20800" draw:type="round-rectangular-callout" draw:modifiers="38520.7392197125 26359.5278246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08:47:09.883705887</meta:creation-date>
    <dc:date>2020-06-18T09:23:19.452078325</dc:date>
    <meta:editing-duration>PT15M18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